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ertionVisualizer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Visualizer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Visualiz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ssertionVisualizer.getAssertionResult( SampleResult r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ssertionVisualizer.add( SampleResult sam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sertionVisualizer.AssertionVisu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